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ScriptComment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Commen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Comm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Comment.PostScriptComment( String com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ScriptComment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